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owAccent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ccent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Double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Triple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Accent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/>
          <table:table-cell office:value-type="string" calcext:value-type="string">
            <text:p>vvv UTF-32 not currently supported vvv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6:45:48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6T16:48:44.282000000</dc:date>
    <meta:editing-cycles>56</meta:editing-cycles>
    <meta:editing-duration>PT1H49M43S</meta:editing-duration>
    <meta:document-statistic meta:table-count="1" meta:cell-count="222" meta:object-count="0"/>
    <meta:user-defined meta:name="qrichtext">1</meta:user-defined>
  </office:meta>
</office:document-meta>
</file>